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469cm" table:align="right"/>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008000" fo:font-style="italic" style:font-style-asian="italic" style:font-style-complex="italic"/>
    </style:style>
    <style:style style:name="P2" style:family="paragraph" style:parent-style-name="Text_20_body">
      <style:text-properties fo:color="#000000"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Standard">
      <style:paragraph-properties fo:margin-top="3.048cm" fo:margin-bottom="0cm" fo:text-align="center" style:justify-single-word="false"/>
      <style:text-properties style:font-name="timmons" fo:font-size="14pt" fo:font-style="italic" fo:font-weight="bold"/>
    </style:style>
    <style:style style:name="P6" style:family="paragraph" style:parent-style-name="Standard">
      <style:paragraph-properties fo:margin-top="3.048cm" fo:margin-bottom="0cm" fo:text-align="center" style:justify-single-word="false"/>
      <style:text-properties style:font-name="timmons" fo:font-size="14pt" fo:font-weight="normal" style:font-weight-asian="normal" style:font-weight-complex="normal"/>
    </style:style>
    <style:style style:name="P7" style:family="paragraph" style:parent-style-name="Standard">
      <style:paragraph-properties fo:margin-top="3.81cm" fo:margin-bottom="0cm" fo:text-align="center" style:justify-single-word="false"/>
      <style:text-properties style:font-name="timmons" fo:font-size="14pt" fo:font-style="italic" fo:font-weight="bold"/>
    </style:style>
    <style:style style:name="P8" style:family="paragraph" style:parent-style-name="Contents_20_Heading">
      <style:paragraph-properties fo:margin-top="1.194cm" fo:margin-bottom="0.203cm" fo:text-align="center" style:justify-single-word="false"/>
      <style:text-properties style:font-name="timmons" fo:font-size="24pt" fo:font-weight="bold"/>
    </style:style>
    <style:style style:name="P9" style:family="paragraph" style:parent-style-name="Table_20_Contents">
      <style:paragraph-properties fo:text-align="justify" style:justify-single-word="false"/>
    </style:style>
    <style:style style:name="P10" style:family="paragraph" style:parent-style-name="Contents_20_1">
      <style:paragraph-properties>
        <style:tab-stops>
          <style:tab-stop style:position="16.51cm" style:type="right" style:leader-style="dotted" style:leader-text="."/>
        </style:tab-stops>
      </style:paragraph-properties>
    </style:style>
    <style:style style:name="P11" style:family="paragraph" style:parent-style-name="Contents_20_2">
      <style:paragraph-properties>
        <style:tab-stops>
          <style:tab-stop style:position="16.011cm" style:type="right" style:leader-style="dotted" style:leader-text="."/>
        </style:tab-stops>
      </style:paragraph-properties>
    </style:style>
    <style:style style:name="P12" style:family="paragraph" style:parent-style-name="Contents_20_4">
      <style:paragraph-properties>
        <style:tab-stops>
          <style:tab-stop style:position="15.012cm" style:type="right" style:leader-style="dotted" style:leader-text="."/>
        </style:tab-stops>
      </style:paragraph-properties>
    </style:style>
    <style:style style:name="P13" style:family="paragraph" style:parent-style-name="Contents_20_3">
      <style:paragraph-properties>
        <style:tab-stops>
          <style:tab-stop style:position="15.512cm" style:type="right" style:leader-style="dotted" style:leader-text="."/>
        </style:tab-stops>
      </style:paragraph-properties>
    </style:style>
    <style:style style:name="P14" style:family="paragraph" style:parent-style-name="Heading" style:master-page-name="Introduction">
      <style:paragraph-properties fo:text-align="center" style:justify-single-word="false" style:page-number="1" fo:break-before="page"/>
    </style:style>
    <style:style style:name="P15" style:family="paragraph" style:parent-style-name="Text_20_body" style:list-style-name="L1"/>
    <style:style style:name="P16" style:family="paragraph" style:parent-style-name="Text_20_body" style:list-style-name="L2">
      <style:text-properties fo:font-style="normal" style:font-style-asian="normal" style:font-style-complex="normal"/>
    </style:style>
    <style:style style:name="P17" style:family="paragraph" style:parent-style-name="Heading_20_1">
      <style:paragraph-properties fo:text-align="start" style:justify-single-word="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color="#00800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ftware Requirements Document</text:p>
      <text:p text:style-name="P5">Akshay Sharma<text:line-break/>U Shiva Teja Reddy<text:line-break/>Surendra Anuragi<text:line-break/>Prakhar Agarwal<text:line-break/><text:line-break/>Team No.2<text:line-break/></text:p>
      <text:p text:style-name="P6"/>
      <text:p text:style-name="P7">October 2012</text:p>
      <text:p text:style-name="P7"/>
      <text:p text:style-name="Text_20_body"/>
      <text:p text:style-name="P1"/>
      <text:p text:style-name="P14">Madari, The Traffic Shaping Software<text:line-break/>Requirements Document</text:p>
      <text:p text:style-name="Heading">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table-cell table:style-name="Table1.A2" office:value-type="string">
            <text:p text:style-name="P9">v1.0</text:p>
          </table:table-cell>
          <table:table-cell table:style-name="Table1.A2" office:value-type="string">
            <text:p text:style-name="P9">22/10/2012</text:p>
          </table:table-cell>
          <table:table-cell table:style-name="Table1.A2" office:value-type="string">
            <text:p text:style-name="P9">Shiva Teja, Akshay, Surendra, Prakhar.</text:p>
          </table:table-cell>
          <table:table-cell table:style-name="Table1.D2" office:value-type="string">
            <text:p text:style-name="P9">Initial version</text:p>
          </table:table-cell>
        </table:table-row>
        <table:table-row>
          <table:table-cell table:style-name="Table1.A2" office:value-type="string">
            <text:p text:style-name="P9">V1.1</text:p>
          </table:table-cell>
          <table:table-cell table:style-name="Table1.A2" office:value-type="string">
            <text:p text:style-name="P9">23/10/2012</text:p>
          </table:table-cell>
          <table:table-cell table:style-name="Table1.A2" office:value-type="string">
            <text:p text:style-name="P9">Shiva Teja, Akshay,</text:p>
            <text:p text:style-name="P9">Surendra, Prakhar</text:p>
          </table:table-cell>
          <table:table-cell table:style-name="Table1.D2" office:value-type="string">
            <text:p text:style-name="P9">Improved functionalities.</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Introduction<text:tab/>1</text:p>
          <text:p text:style-name="P11">1.1 <text:s/>Need and Purpose<text:tab/>1</text:p>
          <text:p text:style-name="P11">1.2 <text:s/>Intended Audience<text:tab/>1</text:p>
          <text:p text:style-name="P11">1.3 <text:s/>References<text:tab/>2</text:p>
          <text:p text:style-name="P10">2. <text:s/>Description<text:tab/>2</text:p>
          <text:p text:style-name="P11">2.1 <text:s/>Features and Functions<text:tab/>2</text:p>
          <text:p text:style-name="P12">Features<text:tab/>2</text:p>
          <text:p text:style-name="P12">Functions<text:tab/>2</text:p>
          <text:p text:style-name="P11">2.2 <text:s/>Users<text:tab/>2</text:p>
          <text:p text:style-name="P11">2.3 <text:s/>Operating Environment<text:tab/>2</text:p>
          <text:p text:style-name="P13">2.3.1 <text:s/>Hardware<text:tab/>2</text:p>
          <text:p text:style-name="P13">2.3.2 Software<text:tab/>2</text:p>
          <text:p text:style-name="P10">3. <text:s/>Specific Requirements<text:tab/>3</text:p>
          <text:p text:style-name="P11">3.1 <text:s/>Performance Requirements<text:tab/>3</text:p>
        </text:index-body>
      </text:table-of-content>
      <text:p text:style-name="P2"/>
      <text:h text:style-name="P17" text:outline-level="1">1. Introduction</text:h>
      <text:p text:style-name="Text_20_body">Madari is a network traffic shaping software. </text:p>
      <text:h text:style-name="Heading_20_2" text:outline-level="2">1.1 <text:s/>Need and Purpose</text:h>
      <text:p text:style-name="Text_20_body">Good management <text:span text:style-name="Emphasis"><text:span text:style-name="T1">control</text:span></text:span> systems are <text:span text:style-name="Emphasis"><text:span text:style-name="T2">essential</text:span></text:span> to a well-run <text:span text:style-name="Emphasis"><text:span text:style-name="T2">organisation</text:span></text:span>. Internet, the most important and limited resource that needs to be properly used. Bandwidth wastage on websites of not much importance needs to be reduced. Madari solves this purpose. With Madari, you can throttle the bandwidth usage of websites and even allocate bandwidth to different users accessing internet.</text:p>
      <text:p text:style-name="P3"/>
      <text:h text:style-name="Heading_20_2" text:outline-level="2">1.2 <text:s/>Intended Audience</text:h>
      <text:p text:style-name="P4"><text:span text:style-name="T4">.</text:span><text:span text:style-name="T2">This document is intended for software managers, network administrators, ISPs.</text:span></text:p>
      <text:h text:style-name="Heading_20_2" text:outline-level="2"><text:soft-page-break/>1.3 <text:s/>References</text:h>
      <text:p text:style-name="Text_20_body">[1] “Traffic Shaping”, Wikipedia, the free encyclopedia, I accessed on 22/10/2012,</text:p>
      <text:p text:style-name="Text_20_body"><text:a xlink:type="simple" xlink:href="http://en.wikipedia.org/wiki/Traffic_shaping">http://en.wikipedia.org/wiki/Traffic_shaping</text:a></text:p>
      <text:p text:style-name="Text_20_body">[2]<text:span text:style-name="T2">Thomas Graf, Greg Maxwell, Remko Van Mook</text:span></text:p>
      <text:p text:style-name="Text_20_body"><text:a xlink:type="simple" xlink:href="http://www.lartc.org/"><text:span text:style-name="T3">Linux Advanced Routing &amp; Traffic Control HOWTO</text:span></text:a><text:span text:style-name="T3">, version 1.0.1</text:span></text:p>
      <text:h text:style-name="Heading_20_1" text:outline-level="1">2. <text:s/>Description</text:h>
      <text:h text:style-name="Heading_20_2" text:outline-level="2">2.1 <text:s/>Features and Functions</text:h>
      <text:h text:style-name="Heading_20_4" text:outline-level="4">Features</text:h>
      <text:p text:style-name="P3">Madari can customise the speed of access to different websites . It provides a terminal based interface.</text:p>
      <text:h text:style-name="Heading_20_4" text:outline-level="4">Functions</text:h>
      <text:p text:style-name="Text_20_body">Main functionalities include :</text:p>
      <text:list xml:id="list20005891891" text:style-name="L1">
        <text:list-item>
          <text:p text:style-name="P15">Control the access speeds of different webssites. The maximum speed a website is allocated depends on time of access and the traffic. When the traffic is high, the preffered websites are given better speeds. (Ex. Social Networking sites could be slowered down during work hours and given better speeds after work hours).</text:p>
        </text:list-item>
        <text:list-item>
          <text:p text:style-name="P15">MAC address based bandwidth allocation for routers and/or users. Even this is a dynamic feacture. The bandwidth allocated to a router/user depends on time. This feature can be used to prioritize certain routers/users for a certain amount of time in a day. ( Ex. Institutes can use this to decrease the bandwidth allocated to hostels during work hours )</text:p>
        </text:list-item>
        <text:list-item>
          <text:p text:style-name="P15">Terminal based interface.</text:p>
        </text:list-item>
      </text:list>
      <text:h text:style-name="Heading_20_2" text:outline-level="2">2.2 <text:s/>Users</text:h>
      <text:list xml:id="list294208584" text:style-name="L2">
        <text:list-item>
          <text:p text:style-name="P16">Any company, organisation <text:s/>or institute providing internet to lots of users.</text:p>
        </text:list-item>
      </text:list>
      <text:h text:style-name="Heading_20_2" text:outline-level="2">2.3 <text:s/>Operating Environment</text:h>
      <text:p text:style-name="P1"/>
      <text:h text:style-name="Heading_20_3" text:outline-level="3">2.3.1 <text:s/>Hardware</text:h>
      <text:p text:style-name="P3">Madari requires a server class machine to be configured as the router.</text:p>
      <text:h text:style-name="Heading_20_3" text:outline-level="3">2.3.2 Software</text:h>
      <text:p text:style-name="P3">Madari router machine should Linux and should have a kernel (version 2.3 or more) compiled with iproute2.</text:p>
      <text:p text:style-name="P3">It requires :</text:p>
      <text:p text:style-name="P3"><text:soft-page-break/><text:tab/>1. Netfilter/iptables</text:p>
      <text:p text:style-name="P3"><text:tab/>2. traffic control (tc)</text:p>
      <text:h text:style-name="Heading_20_1" text:outline-level="1">3. <text:s/>Specific Requirements</text:h>
      <text:h text:style-name="Heading_20_2" text:outline-level="2">3.1 <text:s/>Performance Requirements</text:h>
      <text:p text:style-name="Text_20_body">As the number of PCs connecting increase, requirements for bandwidth incr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1cm" fo:page-height="29.69cm" style:num-format="1" style:print-orientation="portrait" fo:margin-top="2.499cm" fo:margin-bottom="2.499cm" fo:margin-left="2.499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254cm"/>
      </style:footer-style>
    </style:page-layout>
  </office:automatic-styles>
  <office:master-styles>
    <style:master-page style:name="Standard" style:page-layout-name="Mpm1"/>
    <style:master-page style:name="Introduction" style:page-layout-name="Mpm2">
      <style:footer>
        <text:p text:style-name="Footer">IIT Mandi<text:tab/><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va Reddy</meta:initial-creator>
    <meta:creation-date>2012-10-22T22:55:45</meta:creation-date>
    <dc:date>2012-10-29T19:43:51</dc:date>
    <dc:creator>Shiva Reddy</dc:creator>
    <meta:editing-duration>PT43M4S</meta:editing-duration>
    <meta:editing-cycles>6</meta:editing-cycles>
    <meta:generator>LibreOffice/3.5$Linux_X86_64 LibreOffice_project/350m1$Build-2</meta:generator>
    <meta:document-statistic meta:table-count="1" meta:image-count="0" meta:object-count="0" meta:page-count="5" meta:paragraph-count="67" meta:word-count="438" meta:character-count="2121" meta:non-whitespace-character-count="2499"/>
  </office:meta>
</office:document-meta>
</file>